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1" svg:font-family="Courier" style:font-family-generic="modern" style:font-pitch="variable"/>
    <style:font-face style:name="Courier" svg:font-family="Courier" style:font-family-generic="roman" style:font-pitch="variable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c2ec" officeooo:paragraph-rsid="0005c2ec"/>
    </style:style>
    <style:style style:name="P2" style:family="paragraph" style:parent-style-name="Standard">
      <style:text-properties officeooo:rsid="0005c2ec" officeooo:paragraph-rsid="000ca471"/>
    </style:style>
    <style:style style:name="P3" style:family="paragraph" style:parent-style-name="Standard">
      <style:text-properties officeooo:rsid="0006e329" officeooo:paragraph-rsid="0006e329"/>
    </style:style>
    <style:style style:name="P4" style:family="paragraph" style:parent-style-name="Standard">
      <style:text-properties officeooo:paragraph-rsid="0006e329"/>
    </style:style>
    <style:style style:name="P5" style:family="paragraph" style:parent-style-name="Standard">
      <style:text-properties style:font-name="Courier1" officeooo:rsid="0006e329" officeooo:paragraph-rsid="0006e329"/>
    </style:style>
    <style:style style:name="P6" style:family="paragraph" style:parent-style-name="Standard">
      <style:text-properties style:font-name="Courier1" officeooo:paragraph-rsid="0006e329"/>
    </style:style>
    <style:style style:name="P7" style:family="paragraph" style:parent-style-name="Standard">
      <style:text-properties style:font-name="Liberation Serif" officeooo:rsid="0005c2ec" officeooo:paragraph-rsid="0005c2ec"/>
    </style:style>
    <style:style style:name="P8" style:family="paragraph" style:parent-style-name="Standard">
      <style:text-properties officeooo:rsid="00094904" officeooo:paragraph-rsid="00094904"/>
    </style:style>
    <style:style style:name="P9" style:family="paragraph" style:parent-style-name="Standard">
      <style:text-properties officeooo:rsid="000ac14c" officeooo:paragraph-rsid="000ac14c"/>
    </style:style>
    <style:style style:name="P10" style:family="paragraph" style:parent-style-name="Standard">
      <style:text-properties officeooo:rsid="000ca471" officeooo:paragraph-rsid="000ca471"/>
    </style:style>
    <style:style style:name="P11" style:family="paragraph" style:parent-style-name="Standard">
      <style:text-properties officeooo:paragraph-rsid="000ca471"/>
    </style:style>
    <style:style style:name="P12" style:family="paragraph" style:parent-style-name="Standard">
      <style:text-properties officeooo:rsid="000f87b9" officeooo:paragraph-rsid="000f87b9"/>
    </style:style>
    <style:style style:name="P13" style:family="paragraph" style:parent-style-name="Standard">
      <style:text-properties officeooo:rsid="0011e984" officeooo:paragraph-rsid="0011e984"/>
    </style:style>
    <style:style style:name="T1" style:family="text">
      <style:text-properties officeooo:rsid="0006e329"/>
    </style:style>
    <style:style style:name="T2" style:family="text">
      <style:text-properties fo:color="#000000" style:text-outline="false" style:font-name="Courier" fo:font-size="13pt" fo:letter-spacing="normal" style:letter-kerning="false" style:font-size-asian="13pt"/>
    </style:style>
    <style:style style:name="T3" style:family="text">
      <style:text-properties fo:color="#000000" style:text-outline="false" fo:font-size="13pt" fo:letter-spacing="normal" style:letter-kerning="false" style:font-size-asian="13pt"/>
    </style:style>
    <style:style style:name="T4" style:family="text">
      <style:text-properties fo:color="#000000" style:text-outline="false" style:font-name="Courier1" fo:font-size="13pt" fo:letter-spacing="normal" style:letter-kerning="false" style:font-size-asian="13pt"/>
    </style:style>
    <style:style style:name="T5" style:family="text">
      <style:text-properties style:font-name="Courier1"/>
    </style:style>
    <style:style style:name="T6" style:family="text">
      <style:text-properties officeooo:rsid="00094904"/>
    </style:style>
    <style:style style:name="T7" style:family="text">
      <style:text-properties officeooo:rsid="000ac14c"/>
    </style:style>
    <style:style style:name="T8" style:family="text">
      <style:text-properties officeooo:rsid="000ca471"/>
    </style:style>
    <style:style style:name="T9" style:family="text">
      <style:text-properties officeooo:rsid="000e88d8"/>
    </style:style>
    <style:style style:name="T10" style:family="text">
      <style:text-properties officeooo:rsid="0011e9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Commandes <text:span text:style-name="T10">implémentées</text:span> :</text:p>
      <text:p text:style-name="P3"><text:tab/><text:span text:style-name="T5">GET\n</text:span></text:p>
      <text:p text:style-name="P5"><text:tab/>SET plain\n</text:p>
      <text:p text:style-name="P6"><text:span text:style-name="T1"><text:tab/></text:span><text:span text:style-name="T3">NOPE code-erreur\n</text:span></text:p>
      <text:p text:style-name="P4"><text:span text:style-name="T4"><text:tab/></text:span><text:span text:style-name="T2">RETURN plain hash\n</text:span><text:span text:style-name="T1"><text:tab/></text:span></text:p>
      <text:p text:style-name="P7"/>
      <text:p text:style-name="P1">2) Code d'erreur :</text:p>
      <text:p text:style-name="P1"><text:tab/><text:span text:style-name="T6">1: </text:span></text:p>
      <text:p text:style-name="P1"><text:tab/><text:span text:style-name="T6">2: </text:span></text:p>
      <text:p text:style-name="P8"><text:tab/></text:p>
      <text:p text:style-name="P1">3) Flot d'execution :</text:p>
      <text:p text:style-name="P2"><text:tab/><text:span text:style-name="T7">le client son premier message c un get pour quil fasse le return apres</text:span> <text:tab/></text:p>
      <text:p text:style-name="P13">3.3) Collision:</text:p>
      <text:p text:style-name="P1"/>
      <text:p text:style-name="P1"/>
      <text:p text:style-name="P1"/>
      <text:p text:style-name="P1"/>
      <text:p text:style-name="P9">4) Serveur multiclient<text:span text:style-name="T8">s</text:span>:</text:p>
      <text:p text:style-name="P11"><text:span text:style-name="T8">Notre serveur gère plusieurs clients grace au thread via start_new_thread mais</text:span></text:p>
      <text:p text:style-name="P10">global interpreter Lock de python ne gère pas très bien les thread </text:p>
      <text:p text:style-name="P10">(<text:a xlink:type="simple" xlink:href="http://stackoverflow.com/questions/441374/why-am-i-seeing-connection-reset-by-peer-error" text:style-name="Internet_20_link" text:visited-style-name="Visited_20_Internet_20_Link">http://stackoverflow.com/questions/441374/why-am-i-seeing-connection-reset-by-peer-error</text:a>)</text:p>
      <text:p text:style-name="P10">Pour parer à ce problème , nous avons du mettre 0.5 second de délais à la fin du travail de chaque clients <text:span text:style-name="T9">(nous avons laissé le time.sleep en commentaire, enlevez le pour tester le multithreding, ca sera la dernière ligne du client.py)</text:span></text:p>
      <text:p text:style-name="P12">voir la photo multiclient jointe.</text:p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ourier1" svg:font-family="Courier" style:font-family-generic="modern" style:font-pitch="variable"/>
    <style:font-face style:name="Courier" svg:font-family="Courier" style:font-family-generic="roman" style:font-pitch="variable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8T14:46:34.889667000</meta:creation-date>
    <dc:date>2015-04-18T18:25:29.698276000</dc:date>
    <meta:editing-duration>PT3H8M9S</meta:editing-duration>
    <meta:editing-cycles>8</meta:editing-cycles>
    <meta:generator>LibreOffice/4.3.4.1$MacOSX_x86 LibreOffice_project/bc356b2f991740509f321d70e4512a6a54c5f243</meta:generator>
    <meta:document-statistic meta:table-count="0" meta:image-count="0" meta:object-count="0" meta:page-count="1" meta:paragraph-count="18" meta:word-count="112" meta:character-count="749" meta:non-whitespace-character-count="640"/>
  </office:meta>
</office:document-meta>
</file>